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Light1" svg:font-family="'Noto Sans CJK JP Light'" style:font-family-generic="swiss" style:font-pitch="variable"/>
    <style:font-face style:name="Noto Sans CJK JP Light" svg:font-family="'Noto Sans CJK JP Light'" style:font-adornments="Light" style:font-family-generic="swiss" style:font-pitch="variable"/>
    <style:font-face style:name="Noto Sans CJK KR Light1" svg:font-family="'Noto Sans CJK KR Light'" style:font-family-generic="swiss" style:font-pitch="variable"/>
    <style:font-face style:name="Noto Sans CJK KR Light" svg:font-family="'Noto Sans CJK KR Light'" style:font-adornments="Light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4.71cm"/>
    </style:style>
    <style:style style:name="Tabela1.B" style:family="table-column">
      <style:table-column-properties style:column-width="12.303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9.287cm"/>
    </style:style>
    <style:style style:name="Tabela2.B" style:family="table-column">
      <style:table-column-properties style:column-width="7.726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3.201cm"/>
    </style:style>
    <style:style style:name="Tabela3.B" style:family="table-column">
      <style:table-column-properties style:column-width="2.302cm"/>
    </style:style>
    <style:style style:name="Tabela3.A1" style:family="table-cell">
      <style:table-cell-properties fo:background-color="#ffff00" fo:padding="0.097cm" fo:border-left="0.05pt solid #000000" fo:border-right="none" fo:border-top="0.05pt solid #000000" fo:border-bottom="none">
        <style:background-image/>
      </style:table-cell-properties>
    </style:style>
    <style:style style:name="Tabela3.G1" style:family="table-cell">
      <style:table-cell-properties fo:background-color="#ffff00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none" fo:border-top="none" fo:border-bottom="0.05pt solid #000000"/>
    </style:style>
    <style:style style:name="Tabela3.C2" style:family="table-cell">
      <style:table-cell-properties fo:padding="0.097cm" fo:border-left="0.05pt solid #000000" fo:border-right="none" fo:border-top="none" fo:border-bottom="0.05pt solid #000000"/>
    </style:style>
    <style:style style:name="Tabela3.D2" style:family="table-cell">
      <style:table-cell-properties fo:padding="0.097cm" fo:border-left="0.05pt solid #000000" fo:border-right="none" fo:border-top="none" fo:border-bottom="0.05pt solid #000000"/>
    </style:style>
    <style:style style:name="Tabela3.E2" style:family="table-cell">
      <style:table-cell-properties fo:padding="0.097cm" fo:border-left="0.05pt solid #000000" fo:border-right="none" fo:border-top="none" fo:border-bottom="0.05pt solid #000000"/>
    </style:style>
    <style:style style:name="Tabela3.F2" style:family="table-cell">
      <style:table-cell-properties fo:padding="0.097cm" fo:border-left="0.05pt solid #000000" fo:border-right="none" fo:border-top="none" fo:border-bottom="0.05pt solid #000000"/>
    </style:style>
    <style:style style:name="Tabela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3.201cm"/>
    </style:style>
    <style:style style:name="Tabela4.B" style:family="table-column">
      <style:table-column-properties style:column-width="2.302cm"/>
    </style:style>
    <style:style style:name="Tabela4.A1" style:family="table-cell">
      <style:table-cell-properties fo:background-color="#ffff00" fo:padding="0.097cm" fo:border-left="0.05pt solid #000000" fo:border-right="none" fo:border-top="0.05pt solid #000000" fo:border-bottom="none">
        <style:background-image/>
      </style:table-cell-properties>
    </style:style>
    <style:style style:name="Tabela4.G1" style:family="table-cell">
      <style:table-cell-properties fo:background-color="#ffff00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a4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4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13cm" fo:margin-left="0cm" table:align="left"/>
    </style:style>
    <style:style style:name="Tabela5.A" style:family="table-column">
      <style:table-column-properties style:column-width="3.201cm"/>
    </style:style>
    <style:style style:name="Tabela5.B" style:family="table-column">
      <style:table-column-properties style:column-width="2.302cm"/>
    </style:style>
    <style:style style:name="Tabela5.A1" style:family="table-cell">
      <style:table-cell-properties fo:background-color="#ffff00" fo:padding="0.097cm" fo:border-left="0.05pt solid #000000" fo:border-right="none" fo:border-top="0.05pt solid #000000" fo:border-bottom="none">
        <style:background-image/>
      </style:table-cell-properties>
    </style:style>
    <style:style style:name="Tabela5.G1" style:family="table-cell">
      <style:table-cell-properties fo:background-color="#ffff00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a5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5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.013cm" fo:margin-left="0cm" table:align="left"/>
    </style:style>
    <style:style style:name="Tabela6.A" style:family="table-column">
      <style:table-column-properties style:column-width="3.201cm"/>
    </style:style>
    <style:style style:name="Tabela6.B" style:family="table-column">
      <style:table-column-properties style:column-width="2.302cm"/>
    </style:style>
    <style:style style:name="Tabela6.A1" style:family="table-cell">
      <style:table-cell-properties fo:background-color="#ffff00" fo:padding="0.097cm" fo:border-left="0.05pt solid #000000" fo:border-right="none" fo:border-top="0.05pt solid #000000" fo:border-bottom="none">
        <style:background-image/>
      </style:table-cell-properties>
    </style:style>
    <style:style style:name="Tabela6.G1" style:family="table-cell">
      <style:table-cell-properties fo:background-color="#ffff00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a6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6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.013cm" fo:margin-left="0cm" table:align="left"/>
    </style:style>
    <style:style style:name="Tabela7.A" style:family="table-column">
      <style:table-column-properties style:column-width="3.201cm"/>
    </style:style>
    <style:style style:name="Tabela7.B" style:family="table-column">
      <style:table-column-properties style:column-width="2.302cm"/>
    </style:style>
    <style:style style:name="Tabela7.A1" style:family="table-cell">
      <style:table-cell-properties fo:background-color="#ffff00" fo:padding="0.097cm" fo:border-left="0.05pt solid #000000" fo:border-right="none" fo:border-top="0.05pt solid #000000" fo:border-bottom="none">
        <style:background-image/>
      </style:table-cell-properties>
    </style:style>
    <style:style style:name="Tabela7.G1" style:family="table-cell">
      <style:table-cell-properties fo:background-color="#ffff00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a7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7.B2" style:family="table-cell">
      <style:table-cell-properties fo:background-color="#ff3333" fo:padding="0.097cm" fo:border-left="0.05pt solid #000000" fo:border-right="none" fo:border-top="none" fo:border-bottom="0.05pt solid #000000">
        <style:background-image/>
      </style:table-cell-properties>
    </style:style>
    <style:style style:name="Tabela7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.013cm" fo:margin-left="0cm" table:align="left"/>
    </style:style>
    <style:style style:name="Tabela8.A" style:family="table-column">
      <style:table-column-properties style:column-width="3.201cm"/>
    </style:style>
    <style:style style:name="Tabela8.B" style:family="table-column">
      <style:table-column-properties style:column-width="2.302cm"/>
    </style:style>
    <style:style style:name="Tabela8.A1" style:family="table-cell">
      <style:table-cell-properties fo:background-color="#ffff00" fo:padding="0.097cm" fo:border-left="0.05pt solid #000000" fo:border-right="none" fo:border-top="0.05pt solid #000000" fo:border-bottom="none">
        <style:background-image/>
      </style:table-cell-properties>
    </style:style>
    <style:style style:name="Tabela8.G1" style:family="table-cell">
      <style:table-cell-properties fo:background-color="#ffff00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a8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8.C2" style:family="table-cell">
      <style:table-cell-properties fo:background-color="#ff3333" fo:padding="0.097cm" fo:border-left="0.05pt solid #000000" fo:border-right="none" fo:border-top="none" fo:border-bottom="0.05pt solid #000000">
        <style:background-image/>
      </style:table-cell-properties>
    </style:style>
    <style:style style:name="Tabela8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7.013cm" fo:margin-left="0cm" table:align="left"/>
    </style:style>
    <style:style style:name="Tabela9.A" style:family="table-column">
      <style:table-column-properties style:column-width="3.201cm"/>
    </style:style>
    <style:style style:name="Tabela9.B" style:family="table-column">
      <style:table-column-properties style:column-width="2.302cm"/>
    </style:style>
    <style:style style:name="Tabela9.A1" style:family="table-cell">
      <style:table-cell-properties fo:background-color="#ffff00" fo:padding="0.097cm" fo:border-left="0.05pt solid #000000" fo:border-right="none" fo:border-top="0.05pt solid #000000" fo:border-bottom="none">
        <style:background-image/>
      </style:table-cell-properties>
    </style:style>
    <style:style style:name="Tabela9.G1" style:family="table-cell">
      <style:table-cell-properties fo:background-color="#ffff00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a9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9.D2" style:family="table-cell">
      <style:table-cell-properties fo:background-color="#ff3333" fo:padding="0.097cm" fo:border-left="0.05pt solid #000000" fo:border-right="none" fo:border-top="none" fo:border-bottom="0.05pt solid #000000">
        <style:background-image/>
      </style:table-cell-properties>
    </style:style>
    <style:style style:name="Tabela9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17.013cm" fo:margin-left="0cm" table:align="left"/>
    </style:style>
    <style:style style:name="Tabela10.A" style:family="table-column">
      <style:table-column-properties style:column-width="3.201cm"/>
    </style:style>
    <style:style style:name="Tabela10.B" style:family="table-column">
      <style:table-column-properties style:column-width="2.302cm"/>
    </style:style>
    <style:style style:name="Tabela10.A1" style:family="table-cell">
      <style:table-cell-properties fo:background-color="#ffff00" fo:padding="0.097cm" fo:border-left="0.05pt solid #000000" fo:border-right="none" fo:border-top="0.05pt solid #000000" fo:border-bottom="none">
        <style:background-image/>
      </style:table-cell-properties>
    </style:style>
    <style:style style:name="Tabela10.G1" style:family="table-cell">
      <style:table-cell-properties fo:background-color="#ffff00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a10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0.E2" style:family="table-cell">
      <style:table-cell-properties fo:background-color="#ff3333" fo:padding="0.097cm" fo:border-left="0.05pt solid #000000" fo:border-right="none" fo:border-top="none" fo:border-bottom="0.05pt solid #000000">
        <style:background-image/>
      </style:table-cell-properties>
    </style:style>
    <style:style style:name="Tabela10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" style:family="table">
      <style:table-properties style:width="17.013cm" fo:margin-left="0cm" table:align="left"/>
    </style:style>
    <style:style style:name="Tabela11.A" style:family="table-column">
      <style:table-column-properties style:column-width="3.201cm"/>
    </style:style>
    <style:style style:name="Tabela11.B" style:family="table-column">
      <style:table-column-properties style:column-width="2.302cm"/>
    </style:style>
    <style:style style:name="Tabela11.A1" style:family="table-cell">
      <style:table-cell-properties fo:background-color="#ffff00" fo:padding="0.097cm" fo:border-left="0.05pt solid #000000" fo:border-right="none" fo:border-top="0.05pt solid #000000" fo:border-bottom="none">
        <style:background-image/>
      </style:table-cell-properties>
    </style:style>
    <style:style style:name="Tabela11.G1" style:family="table-cell">
      <style:table-cell-properties fo:background-color="#ffff00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a1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1.F2" style:family="table-cell">
      <style:table-cell-properties fo:background-color="#ff3300" fo:padding="0.097cm" fo:border-left="0.05pt solid #000000" fo:border-right="none" fo:border-top="none" fo:border-bottom="0.05pt solid #000000">
        <style:background-image/>
      </style:table-cell-properties>
    </style:style>
    <style:style style:name="Tabela11.G2" style:family="table-cell">
      <style:table-cell-properties fo:background-color="#ff33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rsid="0018ed2d" officeooo:paragraph-rsid="0018ed2d"/>
    </style:style>
    <style:style style:name="P2" style:family="paragraph" style:parent-style-name="Standard">
      <style:text-properties style:font-name="Courier 10 Pitch" officeooo:rsid="0018ed2d" officeooo:paragraph-rsid="0018ed2d"/>
    </style:style>
    <style:style style:name="P3" style:family="paragraph" style:parent-style-name="Standard">
      <style:text-properties style:font-name="Courier 10 Pitch" fo:font-weight="bold" officeooo:rsid="0018ed2d" officeooo:paragraph-rsid="001a2054" style:font-weight-asian="bold" style:font-weight-complex="bold"/>
    </style:style>
    <style:style style:name="P4" style:family="paragraph" style:parent-style-name="Standard">
      <style:text-properties style:font-name="Noto Sans CJK JP Light1" officeooo:rsid="0018ed2d" officeooo:paragraph-rsid="001a2054"/>
    </style:style>
    <style:style style:name="P5" style:family="paragraph" style:parent-style-name="Standard">
      <style:text-properties fo:font-weight="bold" officeooo:rsid="0018ed2d" officeooo:paragraph-rsid="001a2054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Noto Sans CJK JP Light" fo:font-weight="bold" officeooo:rsid="001a4a2e" officeooo:paragraph-rsid="001a4a2e" style:font-weight-asian="bold" style:font-weight-complex="bold"/>
    </style:style>
    <style:style style:name="P7" style:family="paragraph" style:parent-style-name="Standard">
      <style:text-properties style:font-name="Noto Sans CJK KR Light1" officeooo:rsid="0018ed2d" officeooo:paragraph-rsid="0018ed2d"/>
    </style:style>
    <style:style style:name="P8" style:family="paragraph" style:parent-style-name="Standard">
      <style:text-properties style:font-name="Noto Sans CJK KR Light1" fo:font-weight="bold" officeooo:rsid="0018ed2d" officeooo:paragraph-rsid="0018ed2d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Noto Sans CJK KR Light1" fo:font-size="16pt" fo:font-weight="bold" officeooo:rsid="0018ed2d" officeooo:paragraph-rsid="0018ed2d" style:font-size-asian="16pt" style:font-weight-asian="bold" style:font-size-complex="16pt" style:font-weight-complex="bold"/>
    </style:style>
    <style:style style:name="P10" style:family="paragraph" style:parent-style-name="Standard">
      <style:text-properties style:font-name="Noto Sans CJK KR Light" officeooo:rsid="0018ed2d" officeooo:paragraph-rsid="0018ed2d"/>
    </style:style>
    <style:style style:name="P11" style:family="paragraph" style:parent-style-name="Standard">
      <style:text-properties style:font-name="Noto Sans CJK KR Light" officeooo:rsid="001b3922" officeooo:paragraph-rsid="001b3922"/>
    </style:style>
    <style:style style:name="P12" style:family="paragraph" style:parent-style-name="Standard">
      <style:text-properties style:font-name="Noto Sans CJK KR Light" officeooo:rsid="001f4af2" officeooo:paragraph-rsid="001f4af2"/>
    </style:style>
    <style:style style:name="P13" style:family="paragraph" style:parent-style-name="Standard">
      <style:text-properties style:font-name="Noto Sans CJK KR Light" officeooo:rsid="001f4af2" officeooo:paragraph-rsid="0020bb0c"/>
    </style:style>
    <style:style style:name="P14" style:family="paragraph" style:parent-style-name="Standard">
      <style:text-properties officeooo:rsid="001b3922" officeooo:paragraph-rsid="001b3922"/>
    </style:style>
    <style:style style:name="P15" style:family="paragraph" style:parent-style-name="Table_20_Contents">
      <style:text-properties style:font-name="Noto Sans CJK JP Light1" officeooo:rsid="001a2054" officeooo:paragraph-rsid="001a2054"/>
    </style:style>
    <style:style style:name="P16" style:family="paragraph" style:parent-style-name="Table_20_Contents">
      <style:text-properties style:font-name="Noto Sans CJK JP Light" officeooo:rsid="001a2054" officeooo:paragraph-rsid="001a2054"/>
    </style:style>
    <style:style style:name="P17" style:family="paragraph" style:parent-style-name="Table_20_Contents">
      <style:text-properties style:font-name="Noto Sans CJK KR Light" officeooo:rsid="001b3922" officeooo:paragraph-rsid="001b3922"/>
    </style:style>
    <style:style style:name="P18" style:family="paragraph" style:parent-style-name="Table_20_Contents">
      <style:paragraph-properties fo:text-align="center" style:justify-single-word="false"/>
      <style:text-properties style:font-name="Noto Sans CJK KR Light" fo:font-weight="bold" officeooo:rsid="001b3922" officeooo:paragraph-rsid="001b3922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Noto Sans CJK KR Light" fo:font-weight="bold" officeooo:rsid="001f4af2" officeooo:paragraph-rsid="001f4af2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Noto Sans CJK KR Light" fo:font-weight="bold" officeooo:rsid="001f4af2" officeooo:paragraph-rsid="0020bb0c" style:font-weight-asian="bold" style:font-weight-complex="bold"/>
    </style:style>
    <style:style style:name="P21" style:family="paragraph" style:parent-style-name="Table_20_Contents">
      <style:text-properties style:font-name="Noto Sans CJK KR Light" officeooo:rsid="001c776b" officeooo:paragraph-rsid="001c776b"/>
    </style:style>
    <style:style style:name="P22" style:family="paragraph" style:parent-style-name="Table_20_Contents">
      <style:text-properties style:font-name="Noto Sans CJK KR Light" officeooo:rsid="001dc91f" officeooo:paragraph-rsid="001dc91f"/>
    </style:style>
    <style:style style:name="P23" style:family="paragraph" style:parent-style-name="Table_20_Contents">
      <style:text-properties style:font-name="Noto Sans CJK KR Light" officeooo:rsid="001f4af2" officeooo:paragraph-rsid="001f4af2"/>
    </style:style>
    <style:style style:name="P24" style:family="paragraph" style:parent-style-name="Table_20_Contents">
      <style:paragraph-properties fo:text-align="center" style:justify-single-word="false"/>
      <style:text-properties style:font-name="Noto Sans CJK KR Light" officeooo:rsid="001f4af2" officeooo:paragraph-rsid="001f4af2"/>
    </style:style>
    <style:style style:name="P25" style:family="paragraph" style:parent-style-name="Table_20_Contents">
      <style:paragraph-properties fo:text-align="center" style:justify-single-word="false"/>
      <style:text-properties style:font-name="Noto Sans CJK KR Light" officeooo:rsid="001f4af2" officeooo:paragraph-rsid="0020bb0c"/>
    </style:style>
    <style:style style:name="P26" style:family="paragraph" style:parent-style-name="Table_20_Contents">
      <style:text-properties style:font-name="Courier 10 Pitch" officeooo:rsid="001b3922" officeooo:paragraph-rsid="001b3922"/>
    </style:style>
    <style:style style:name="P27" style:family="paragraph" style:parent-style-name="Standard">
      <style:text-properties style:font-name="Noto Sans CJK KR Light" officeooo:rsid="0020bb0c" officeooo:paragraph-rsid="001f4af2"/>
    </style:style>
    <style:style style:name="P28" style:family="paragraph" style:parent-style-name="Standard">
      <style:text-properties style:font-name="Noto Sans CJK KR Light" officeooo:rsid="0020bb0c" officeooo:paragraph-rsid="0025b7c2"/>
    </style:style>
    <style:style style:name="P29" style:family="paragraph" style:parent-style-name="Standard">
      <style:paragraph-properties fo:text-align="center" style:justify-single-word="false"/>
      <style:text-properties style:font-name="Noto Sans CJK KR Light" fo:font-weight="bold" officeooo:rsid="0020bb0c" officeooo:paragraph-rsid="00279095" style:font-weight-asian="bold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Noto Sans CJK KR Light" fo:font-weight="bold" officeooo:rsid="0020bb0c" officeooo:paragraph-rsid="0028a279" style:font-weight-asian="bold" style:font-weight-complex="bold"/>
    </style:style>
    <style:style style:name="P31" style:family="paragraph" style:parent-style-name="Standard">
      <style:text-properties style:font-name="Noto Sans CJK KR Light" fo:font-weight="bold" officeooo:rsid="0020bb0c" officeooo:paragraph-rsid="0028bc17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Noto Sans CJK KR Light" fo:font-weight="bold" officeooo:rsid="0020bb0c" officeooo:paragraph-rsid="0028a279" style:font-weight-asian="bold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Noto Sans CJK KR Light" fo:font-weight="bold" officeooo:rsid="0020bb0c" officeooo:paragraph-rsid="0028bc17" style:font-weight-asian="bold" style:font-weight-complex="bold"/>
    </style:style>
    <style:style style:name="P34" style:family="paragraph" style:parent-style-name="Standard">
      <style:text-properties officeooo:paragraph-rsid="0020bb0c"/>
    </style:style>
    <style:style style:name="P35" style:family="paragraph" style:parent-style-name="Standard">
      <style:text-properties style:font-name="Courier 10 Pitch" officeooo:rsid="001f4af2" officeooo:paragraph-rsid="0020bb0c"/>
    </style:style>
    <style:style style:name="P36" style:family="paragraph" style:parent-style-name="Standard">
      <style:paragraph-properties fo:text-align="center" style:justify-single-word="false"/>
      <style:text-properties style:font-name="Courier 10 Pitch" fo:font-weight="bold" officeooo:rsid="0026ea1f" officeooo:paragraph-rsid="0026ea1f" style:font-weight-asian="bold" style:font-weight-complex="bold"/>
    </style:style>
    <style:style style:name="P37" style:family="paragraph" style:parent-style-name="Standard">
      <style:paragraph-properties fo:text-align="center" style:justify-single-word="false"/>
      <style:text-properties style:font-name="Courier 10 Pitch" fo:font-weight="bold" officeooo:rsid="0026ea1f" officeooo:paragraph-rsid="00279095" style:font-weight-asian="bold" style:font-weight-complex="bold"/>
    </style:style>
    <style:style style:name="P38" style:family="paragraph" style:parent-style-name="Standard">
      <style:paragraph-properties fo:text-align="center" style:justify-single-word="false"/>
      <style:text-properties style:font-name="Courier 10 Pitch" fo:font-weight="bold" officeooo:rsid="0026ea1f" officeooo:paragraph-rsid="0028a279" style:font-weight-asian="bold" style:font-weight-complex="bold"/>
    </style:style>
    <style:style style:name="P39" style:family="paragraph" style:parent-style-name="Standard">
      <style:paragraph-properties fo:text-align="center" style:justify-single-word="false"/>
      <style:text-properties style:font-name="Courier 10 Pitch" fo:font-size="28pt" fo:font-weight="bold" officeooo:rsid="0025b7c2" officeooo:paragraph-rsid="0025b7c2" style:font-size-asian="28pt" style:font-weight-asian="bold" style:font-size-complex="28pt" style:font-weight-complex="bold"/>
    </style:style>
    <style:style style:name="P40" style:family="paragraph" style:parent-style-name="Standard">
      <style:paragraph-properties fo:text-align="center" style:justify-single-word="false"/>
      <style:text-properties style:font-name="Courier 10 Pitch" fo:font-size="28pt" fo:font-weight="bold" officeooo:rsid="0026ea1f" officeooo:paragraph-rsid="0026ea1f" style:font-size-asian="28pt" style:font-weight-asian="bold" style:font-size-complex="28pt" style:font-weight-complex="bold"/>
    </style:style>
    <style:style style:name="P41" style:family="paragraph" style:parent-style-name="Standard">
      <style:text-properties style:font-name="Courier 10 Pitch" fo:font-size="28pt" fo:font-weight="bold" officeooo:rsid="0026ea1f" officeooo:paragraph-rsid="0028bc17" style:font-size-asian="28pt" style:font-weight-asian="bold" style:font-size-complex="28pt" style:font-weight-complex="bold"/>
    </style:style>
    <style:style style:name="P42" style:family="paragraph" style:parent-style-name="Standard">
      <style:text-properties style:font-name="Courier 10 Pitch" fo:font-size="28pt" fo:font-weight="bold" officeooo:rsid="0026ea1f" officeooo:paragraph-rsid="0028a279" style:font-size-asian="28pt" style:font-weight-asian="bold" style:font-size-complex="28pt" style:font-weight-complex="bold"/>
    </style:style>
    <style:style style:name="P43" style:family="paragraph" style:parent-style-name="Standard">
      <style:text-properties style:font-name="Courier 10 Pitch" fo:font-size="28pt" fo:font-weight="bold" officeooo:rsid="0028bd27" officeooo:paragraph-rsid="0028bd27" style:font-size-asian="28pt" style:font-weight-asian="bold" style:font-size-complex="28pt" style:font-weight-complex="bold"/>
    </style:style>
    <style:style style:name="P44" style:family="paragraph" style:parent-style-name="Standard">
      <style:paragraph-properties fo:text-align="center" style:justify-single-word="false"/>
      <style:text-properties style:font-name="Courier 10 Pitch" fo:font-size="20pt" fo:font-weight="bold" officeooo:rsid="0025b7c2" officeooo:paragraph-rsid="0028a279" style:font-size-asian="20pt" style:font-weight-asian="bold" style:font-size-complex="20pt" style:font-weight-complex="bold"/>
    </style:style>
    <style:style style:name="P45" style:family="paragraph" style:parent-style-name="Standard">
      <style:paragraph-properties fo:text-align="center" style:justify-single-word="false"/>
      <style:text-properties style:font-name="Courier 10 Pitch" fo:font-size="20pt" fo:font-weight="bold" officeooo:rsid="0026ea1f" officeooo:paragraph-rsid="0028a279" style:font-size-asian="20pt" style:font-weight-asian="bold" style:font-size-complex="20pt" style:font-weight-complex="bold"/>
    </style:style>
    <style:style style:name="P46" style:family="paragraph" style:parent-style-name="Standard">
      <style:text-properties officeooo:paragraph-rsid="0025b7c2"/>
    </style:style>
    <style:style style:name="P47" style:family="paragraph" style:parent-style-name="Standard">
      <style:text-properties officeooo:paragraph-rsid="0028a279"/>
    </style:style>
    <style:style style:name="P48" style:family="paragraph" style:parent-style-name="Standard">
      <style:text-properties officeooo:paragraph-rsid="0028bc17"/>
    </style:style>
    <style:style style:name="P49" style:family="paragraph" style:parent-style-name="Standard">
      <style:text-properties style:font-name="Noto Sans CJK KR Light1" fo:font-size="12pt" fo:font-weight="normal" officeooo:rsid="002c2c82" officeooo:paragraph-rsid="002c2c82" style:font-size-asian="12pt" style:font-weight-asian="normal" style:font-size-complex="12pt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style:font-name="Noto Sans CJK KR Light" fo:font-weight="bold" officeooo:rsid="001f4af2" officeooo:paragraph-rsid="0025b7c2" style:font-weight-asian="bold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Noto Sans CJK KR Light" fo:font-weight="bold" officeooo:rsid="001f4af2" officeooo:paragraph-rsid="0028a279" style:font-weight-asian="bold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Noto Sans CJK KR Light" fo:font-weight="bold" officeooo:rsid="001f4af2" officeooo:paragraph-rsid="0028bc17" style:font-weight-asian="bold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Noto Sans CJK KR Light" officeooo:rsid="001f4af2" officeooo:paragraph-rsid="0025b7c2"/>
    </style:style>
    <style:style style:name="P54" style:family="paragraph" style:parent-style-name="Table_20_Contents">
      <style:paragraph-properties fo:text-align="center" style:justify-single-word="false"/>
      <style:text-properties style:font-name="Noto Sans CJK KR Light" officeooo:rsid="001f4af2" officeooo:paragraph-rsid="0028a279"/>
    </style:style>
    <style:style style:name="P55" style:family="paragraph" style:parent-style-name="Table_20_Contents">
      <loext:graphic-properties draw:fill="solid" draw:fill-color="#ff3333" draw:opacity="100%"/>
      <style:paragraph-properties fo:text-align="center" style:justify-single-word="false" fo:background-color="#ff3333"/>
      <style:text-properties style:font-name="Noto Sans CJK KR Light" officeooo:rsid="001f4af2" officeooo:paragraph-rsid="0028a279"/>
    </style:style>
    <style:style style:name="P56" style:family="paragraph" style:parent-style-name="Table_20_Contents">
      <style:paragraph-properties fo:text-align="center" style:justify-single-word="false"/>
      <style:text-properties style:font-name="Noto Sans CJK KR Light" officeooo:rsid="001f4af2" officeooo:paragraph-rsid="0028bc17"/>
    </style:style>
    <style:style style:name="P57" style:family="paragraph" style:parent-style-name="Table_20_Contents">
      <style:paragraph-properties fo:text-align="center" style:justify-single-word="false"/>
      <style:text-properties style:font-name="Noto Sans CJK KR Light" officeooo:rsid="00275df4" officeooo:paragraph-rsid="00275df4"/>
    </style:style>
    <style:style style:name="P58" style:family="paragraph" style:parent-style-name="Table_20_Contents">
      <style:paragraph-properties fo:text-align="center" style:justify-single-word="false"/>
      <style:text-properties style:font-name="Noto Sans CJK KR Light" officeooo:rsid="0028a279" officeooo:paragraph-rsid="0028a279"/>
    </style:style>
    <style:style style:name="P59" style:family="paragraph" style:parent-style-name="Table_20_Contents">
      <loext:graphic-properties draw:fill="solid" draw:fill-color="#ff3333" draw:opacity="100%"/>
      <style:paragraph-properties fo:text-align="center" style:justify-single-word="false" fo:background-color="#ff3333"/>
      <style:text-properties style:font-name="Noto Sans CJK KR Light" officeooo:rsid="0028a279" officeooo:paragraph-rsid="0028a279"/>
    </style:style>
    <style:style style:name="P60" style:family="paragraph" style:parent-style-name="Table_20_Contents">
      <style:paragraph-properties fo:text-align="center" style:justify-single-word="false"/>
      <style:text-properties style:font-name="Noto Sans CJK KR Light" officeooo:rsid="0028a279" officeooo:paragraph-rsid="0028bc17"/>
    </style:style>
    <style:style style:name="P61" style:family="paragraph" style:parent-style-name="Table_20_Contents">
      <style:paragraph-properties fo:text-align="center" style:justify-single-word="false"/>
      <style:text-properties style:font-name="Noto Sans CJK KR Light" officeooo:rsid="0028bc17" officeooo:paragraph-rsid="0028bc17"/>
    </style:style>
    <style:style style:name="P62" style:family="paragraph" style:parent-style-name="Table_20_Contents">
      <style:paragraph-properties fo:text-align="center" style:justify-single-word="false"/>
      <style:text-properties style:font-name="Noto Sans CJK KR Light" officeooo:rsid="0028bd27" officeooo:paragraph-rsid="0028bd27"/>
    </style:style>
    <style:style style:name="P63" style:family="paragraph">
      <loext:graphic-properties draw:fill-color="#ff3333"/>
      <style:paragraph-properties fo:text-align="center"/>
    </style:style>
    <style:style style:name="P64" style:family="paragraph">
      <loext:graphic-properties draw:fill-color="#729fcf"/>
      <style:paragraph-properties fo:text-align="center"/>
    </style:style>
    <style:style style:name="P65" style:family="paragraph">
      <loext:graphic-properties draw:fill="none" draw:fill-color="#ffffff"/>
    </style:style>
    <style:style style:name="P66" style:family="paragraph">
      <style:text-properties style:font-name="Noto Sans CJK KR Light1" fo:font-weight="bold" style:font-weight-asian="bold" style:font-weight-complex="bold"/>
    </style:style>
    <style:style style:name="P67" style:family="paragraph">
      <loext:graphic-properties draw:fill="none" draw:fill-color="#ffffff"/>
      <style:text-properties style:font-name="Noto Sans CJK KR Light1" fo:font-weight="bold" style:font-weight-asian="bold" style:font-weight-complex="bold"/>
    </style:style>
    <style:style style:name="T1" style:family="text">
      <style:text-properties style:font-name="Courier 10 Pitch"/>
    </style:style>
    <style:style style:name="T2" style:family="text">
      <style:text-properties style:font-name="Courier 10 Pitch" officeooo:rsid="001a2054"/>
    </style:style>
    <style:style style:name="T3" style:family="text">
      <style:text-properties style:font-name="Courier 10 Pitch" fo:font-weight="bold" style:font-weight-asian="bold" style:font-weight-complex="bold"/>
    </style:style>
    <style:style style:name="T4" style:family="text">
      <style:text-properties officeooo:rsid="001a2054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1f4af2"/>
    </style:style>
    <style:style style:name="T9" style:family="text">
      <style:text-properties officeooo:rsid="0020bb0c"/>
    </style:style>
    <style:style style:name="T10" style:family="text">
      <style:text-properties style:font-name="Courier 10 Pitch" officeooo:rsid="0026ea1f"/>
    </style:style>
    <style:style style:name="T11" style:family="text">
      <style:text-properties officeooo:rsid="0028a279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28pt" officeooo:rsid="0028a279" style:font-size-asian="28pt" style:font-size-complex="28pt"/>
    </style:style>
    <style:style style:name="T14" style:family="text">
      <style:text-properties fo:font-size="28pt" officeooo:rsid="002c2c82" style:font-size-asian="28pt" style:font-size-complex="28pt"/>
    </style:style>
    <style:style style:name="T15" style:family="text">
      <style:text-properties officeooo:rsid="0028bc17"/>
    </style:style>
    <style:style style:name="T16" style:family="text">
      <style:text-properties officeooo:rsid="0028bd27"/>
    </style:style>
    <style:style style:name="T17" style:family="text">
      <style:text-properties officeooo:rsid="002a5509"/>
    </style:style>
    <style:style style:name="T18" style:family="text">
      <style:text-properties officeooo:rsid="002c2c82"/>
    </style:style>
    <style:style style:name="T19" style:family="text">
      <style:text-properties style:font-name="Noto Sans CJK KR Light1" fo:font-weight="bold" style:font-weight-asian="bold" style:font-weight-complex="bold"/>
    </style:style>
    <style:style style:name="gr1" style:family="graphic">
      <style:graphic-properties svg:stroke-width="0.101cm" svg:stroke-color="#c5000b" draw:marker-start="Arrowhead_20_1" draw:marker-start-width="0.503cm" draw:marker-end="Arrowhead_20_1" draw:marker-end-width="0.503cm" draw:fill-color="#ff3333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01cm" draw:marker-start="Arrowhead_20_1" draw:marker-start-width="0.503cm" draw:marker-end="Arrowhead_20_1" draw:marker-end-width="0.503cm" draw:fill-color="#ff3333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101cm" svg:stroke-color="#3465a4" draw:marker-start="Arrowhead_20_1" draw:marker-start-width="0.503cm" draw:marker-end="Arrowhead_20_1" draw:marker-end-width="0.503cm" draw:fill-color="#ff3333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101cm" svg:stroke-color="#3465a4" draw:marker-start="Arrowhead_20_1" draw:marker-start-width="0.503cm" draw:marker-end="Arrowhead_20_1" draw:marker-end-width="0.503cm" draw:fill-color="#729fcf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10.16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7.41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NOME: Julio Cesario de Paiva Leao</text:p>
      <text:p text:style-name="P8">RA: 1916033</text:p>
      <text:p text:style-name="P8">Engenharia de Software 2018/01</text:p>
      <text:p text:style-name="P8">Estrutura de Dados</text:p>
      <text:p text:style-name="P7"/>
      <text:p text:style-name="P9">A04 - Exercícios - Ordenação de Dados - Parte 1</text:p>
      <text:p text:style-name="P7"/>
      <text:p text:style-name="P7">Dado o seguinte algoritmo de ordenação:</text:p>
      <text:p text:style-name="P1"/>
      <text:p text:style-name="P2">void sort(int *vet, int tam){</text:p>
      <text:p text:style-name="P2"><text:s text:c="4"/>int aux, i, j, mid = tam/2;</text:p>
      <text:p text:style-name="P2"/>
      <text:p text:style-name="P2"><text:s text:c="4"/>while(mid &gt; 0){</text:p>
      <text:p text:style-name="P2"><text:s text:c="8"/>i = mid;</text:p>
      <text:p text:style-name="P2"><text:s text:c="8"/>cont++;</text:p>
      <text:p text:style-name="P2"><text:s text:c="8"/>while(i &lt; tam){</text:p>
      <text:p text:style-name="P2"><text:s text:c="12"/>aux = vet[i];</text:p>
      <text:p text:style-name="P2"><text:s text:c="12"/>j = i;</text:p>
      <text:p text:style-name="P2"><text:s text:c="12"/>cont++;</text:p>
      <text:p text:style-name="P2"><text:s text:c="12"/>while(j &gt;= mid &amp;&amp; aux &lt; vet[j-mid]){</text:p>
      <text:p text:style-name="P2"><text:s text:c="16"/>vet[j] = vet[j-mid];</text:p>
      <text:p text:style-name="P2"><text:s text:c="16"/>j = j- mid;</text:p>
      <text:p text:style-name="P2"><text:s text:c="16"/>cont++;</text:p>
      <text:p text:style-name="P2"><text:s text:c="12"/>}</text:p>
      <text:p text:style-name="P2"><text:s text:c="12"/>vet[j] = aux;</text:p>
      <text:p text:style-name="P2"><text:s text:c="12"/>i<text:span text:style-name="T8">++</text:span>;</text:p>
      <text:p text:style-name="P2"><text:s text:c="8"/>}</text:p>
      <text:p text:style-name="P2"><text:s text:c="8"/>mid = mid/2;</text:p>
      <text:p text:style-name="P2"><text:s text:c="4"/>}</text:p>
      <text:p text:style-name="P2">}</text:p>
      <text:p text:style-name="P1"/>
      <text:p text:style-name="P10">Temos as seguintes variáveis de inteiro:</text:p>
      <text:p text:style-name="P1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6">Variáveis</text:p>
          </table:table-cell>
          <table:table-cell table:style-name="Tabela1.B1" office:value-type="string">
            <text:p text:style-name="P6">Descrição</text:p>
          </table:table-cell>
        </table:table-row>
        <table:table-row>
          <table:table-cell table:style-name="Tabela1.A2" office:value-type="string">
            <text:p text:style-name="P3">int *vet;</text:p>
          </table:table-cell>
          <table:table-cell table:style-name="Tabela1.B2" office:value-type="string">
            <text:p text:style-name="P4"><text:span text:style-name="T4">P</text:span>onteiro que pre aloca memoria com a <text:span text:style-name="T4">função</text:span> malloc <text:span text:style-name="T4">através</text:span> de um tamanho que o <text:span text:style-name="T4">usuário</text:span> in<text:span text:style-name="T4">forma, transformando-o assim num vetor</text:span>.</text:p>
          </table:table-cell>
        </table:table-row>
        <table:table-row>
          <table:table-cell table:style-name="Tabela1.A2" office:value-type="string">
            <text:p text:style-name="P3">int tam;</text:p>
          </table:table-cell>
          <table:table-cell table:style-name="Tabela1.B2" office:value-type="string">
            <text:p text:style-name="P15">Tamanho do vetor informado pelo usuário.</text:p>
          </table:table-cell>
        </table:table-row>
        <table:table-row>
          <table:table-cell table:style-name="Tabela1.A2" office:value-type="string">
            <text:p text:style-name="P3">int aux; </text:p>
          </table:table-cell>
          <table:table-cell table:style-name="Tabela1.B2" office:value-type="string">
            <text:p text:style-name="P15">Variável auxiliar para o armazenamento temporário de variáveis que realizarão a troca.</text:p>
          </table:table-cell>
        </table:table-row>
        <table:table-row>
          <table:table-cell table:style-name="Tabela1.A2" office:value-type="string">
            <text:p text:style-name="P3">int i;</text:p>
          </table:table-cell>
          <table:table-cell table:style-name="Tabela1.B2" office:value-type="string">
            <text:p text:style-name="P15">Índice do vetor no qual sera percorrido o vetor.</text:p>
          </table:table-cell>
        </table:table-row>
        <table:table-row>
          <table:table-cell table:style-name="Tabela1.A2" office:value-type="string">
            <text:p text:style-name="P3">int j;</text:p>
          </table:table-cell>
          <table:table-cell table:style-name="Tabela1.B2" office:value-type="string">
            <text:p text:style-name="P16">Será o responsável por comparar as posições do vetor e identificar o maior e o menor valor.</text:p>
          </table:table-cell>
        </table:table-row>
        <text:soft-page-break/>
        <table:table-row>
          <table:table-cell table:style-name="Tabela1.A2" office:value-type="string">
            <text:p text:style-name="P5"><text:span text:style-name="T1">int mid </text:span><text:span text:style-name="T2">= </text:span><text:span text:style-name="T1">tam/2;</text:span></text:p>
          </table:table-cell>
          <table:table-cell table:style-name="Tabela1.B2" office:value-type="string">
            <text:p text:style-name="P16"><text:span text:style-name="T3">mid</text:span><text:span text:style-name="T5"> </text:span>recebe a metade do tamanho total do vetor, ou seja <text:span text:style-name="T3">tam</text:span> (informado pelo usuário) / 2.</text:p>
          </table:table-cell>
        </table:table-row>
      </table:table>
      <text:p text:style-name="P1"/>
      <text:p text:style-name="P11">O que cada linha da função faz?</text:p>
      <text:p text:style-name="P14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8">Linha</text:p>
          </table:table-cell>
          <table:table-cell table:style-name="Tabela2.B1" office:value-type="string">
            <text:p text:style-name="P18">Descrição</text:p>
          </table:table-cell>
        </table:table-row>
        <table:table-row>
          <table:table-cell table:style-name="Tabela2.A2" office:value-type="string">
            <text:p text:style-name="P26">void sort(int *vet, int tam)</text:p>
          </table:table-cell>
          <table:table-cell table:style-name="Tabela2.B13" office:value-type="string">
            <text:p text:style-name="P17">Declaração de função sem retorno <text:span text:style-name="T6">sort</text:span>, recebendo como parâmetros um ponteiro de inteiro <text:span text:style-name="T6">*vet</text:span> e um inteiro <text:span text:style-name="T6">tam</text:span> (tamanho do vetor informado pelo usuário).</text:p>
          </table:table-cell>
        </table:table-row>
        <table:table-row>
          <table:table-cell table:style-name="Tabela2.A2" office:value-type="string">
            <text:p text:style-name="P26">int aux, i, j, mid = tam/2;</text:p>
          </table:table-cell>
          <table:table-cell table:style-name="Tabela2.B13" office:value-type="string">
            <text:p text:style-name="P17">Declaração de variáveis locais.</text:p>
          </table:table-cell>
        </table:table-row>
        <table:table-row>
          <table:table-cell table:style-name="Tabela2.A2" office:value-type="string">
            <text:p text:style-name="P26">while(mid &gt; 0)</text:p>
          </table:table-cell>
          <table:table-cell table:style-name="Tabela2.B13" office:value-type="string">
            <text:p text:style-name="P17">Primeiro laço de repetição onde fara o seguinte teste:</text:p>
            <text:p text:style-name="P17">Enquanto <text:span text:style-name="T6">mid</text:span> (metade do vetor) for maior que <text:span text:style-name="T6">0</text:span>, repita.</text:p>
          </table:table-cell>
        </table:table-row>
        <table:table-row>
          <table:table-cell table:style-name="Tabela2.A2" office:value-type="string">
            <text:p text:style-name="P26">i = mid;</text:p>
          </table:table-cell>
          <table:table-cell table:style-name="Tabela2.B13" office:value-type="string">
            <text:p text:style-name="P17">Variável <text:span text:style-name="T6">i</text:span> recebe<text:span text:style-name="T5"> </text:span><text:span text:style-name="T6">mid</text:span><text:span text:style-name="T5"> (</text:span>posição central do vetor)</text:p>
          </table:table-cell>
        </table:table-row>
        <table:table-row>
          <table:table-cell table:style-name="Tabela2.A2" office:value-type="string">
            <text:p text:style-name="P26">while(i &lt; tam){</text:p>
          </table:table-cell>
          <table:table-cell table:style-name="Tabela2.B13" office:value-type="string">
            <text:p text:style-name="P21">Segundo laço de repetição, onde testará se o índice <text:span text:style-name="T6">i</text:span> é menor que <text:span text:style-name="T6">tam</text:span> (tamanho total do vetor)</text:p>
          </table:table-cell>
        </table:table-row>
        <table:table-row>
          <table:table-cell table:style-name="Tabela2.A2" office:value-type="string">
            <text:p text:style-name="P26">aux = vet[i];</text:p>
          </table:table-cell>
          <table:table-cell table:style-name="Tabela2.B13" office:value-type="string">
            <text:p text:style-name="P21">Variável auxiliar (<text:span text:style-name="T6">aux</text:span>) recebe o valor do vetor na posição <text:span text:style-name="T6">i</text:span>, ou seja, o valor da posição central do vetor.</text:p>
          </table:table-cell>
        </table:table-row>
        <table:table-row>
          <table:table-cell table:style-name="Tabela2.A2" office:value-type="string">
            <text:p text:style-name="P26">j = i;</text:p>
          </table:table-cell>
          <table:table-cell table:style-name="Tabela2.B13" office:value-type="string">
            <text:p text:style-name="P21">Segundo índice, <text:span text:style-name="T6">j</text:span>, recebe o valor de <text:span text:style-name="T6">i</text:span>, onde <text:span text:style-name="T6">i</text:span> é a posição central do vetor.</text:p>
          </table:table-cell>
        </table:table-row>
        <table:table-row>
          <table:table-cell table:style-name="Tabela2.A2" office:value-type="string">
            <text:p text:style-name="P26">while(j &gt;= mid &amp;&amp; aux &lt; vet[j-mid])</text:p>
          </table:table-cell>
          <table:table-cell table:style-name="Tabela2.B13" office:value-type="string">
            <text:p text:style-name="P22">Terceiro e último laço de repetição, onde finalmente sera feita a seleção dos valores. Será executado enquanto <text:span text:style-name="T6">j</text:span> (posição central do vetor) for maior ou igual que o próprio <text:span text:style-name="T6">mid</text:span> (meio do vetor) <text:span text:style-name="T5">E</text:span> a variável <text:span text:style-name="T6">aux</text:span> for menor que o vetor na posição <text:span text:style-name="T6">0</text:span>, uma vez que <text:span text:style-name="T6">j</text:span> recebeu o valor de <text:span text:style-name="T6">i</text:span>, e <text:span text:style-name="T6">i</text:span> continha o valor de <text:span text:style-name="T6">mid</text:span>, em outras palavras <text:span text:style-name="T6">j == mid</text:span>.</text:p>
          </table:table-cell>
        </table:table-row>
        <table:table-row>
          <table:table-cell table:style-name="Tabela2.A2" office:value-type="string">
            <text:p text:style-name="P26">vet[j] = vet[j-mid];</text:p>
          </table:table-cell>
          <table:table-cell table:style-name="Tabela2.B13" office:value-type="string">
            <text:p text:style-name="P22">Após entrar no laço o vetor na posição central <text:span text:style-name="T6">[j]</text:span> receberá vetor na posição 0 <text:span text:style-name="T6">[j-mid]</text:span>.</text:p>
          </table:table-cell>
        </table:table-row>
        <text:soft-page-break/>
        <table:table-row>
          <table:table-cell table:style-name="Tabela2.A2" office:value-type="string">
            <text:p text:style-name="P26">j = j- mid;</text:p>
          </table:table-cell>
          <table:table-cell table:style-name="Tabela2.B13" office:value-type="string">
            <text:p text:style-name="P23">O índice <text:span text:style-name="T6">j</text:span> receberá o valor <text:span text:style-name="T6">0;</text:span></text:p>
          </table:table-cell>
        </table:table-row>
        <table:table-row>
          <table:table-cell table:style-name="Tabela2.A2" office:value-type="string">
            <text:p text:style-name="P26">vet[j] = aux;</text:p>
          </table:table-cell>
          <table:table-cell table:style-name="Tabela2.B13" office:value-type="string">
            <text:p text:style-name="P23">E o vetor na primeira posição <text:span text:style-name="T6">vet[j]</text:span> receberá o valor antes armazenado à variável <text:span text:style-name="T6">aux</text:span>.</text:p>
          </table:table-cell>
        </table:table-row>
        <table:table-row>
          <table:table-cell table:style-name="Tabela2.A2" office:value-type="string">
            <text:p text:style-name="P26">i = i+1;</text:p>
          </table:table-cell>
          <table:table-cell table:style-name="Tabela2.B13" office:value-type="string">
            <text:p text:style-name="P23">Incrementa-se o índice <text:span text:style-name="T6">i</text:span> em mais <text:span text:style-name="T6">1</text:span>, para que o laço não entre em <text:span text:style-name="T6">loop infinito</text:span>, e prossiga com as operações</text:p>
          </table:table-cell>
        </table:table-row>
        <table:table-row>
          <table:table-cell table:style-name="Tabela2.A2" office:value-type="string">
            <text:p text:style-name="P26">mid = mid/2;</text:p>
          </table:table-cell>
          <table:table-cell table:style-name="Tabela2.B14" office:value-type="string">
            <text:p text:style-name="P23">Finalizando, a variável <text:span text:style-name="T6">mid</text:span> recebe metade dela mesma.</text:p>
          </table:table-cell>
        </table:table-row>
      </table:table>
      <text:p text:style-name="P14"/>
      <text:p text:style-name="P12">Demonstração gráfica:</text:p>
      <text:p text:style-name="P12"/>
      <text:p text:style-name="P13">Usemos um vetor :</text:p>
      <text:p text:style-name="P35"><text:span text:style-name="T9">int </text:span>v = {10, 3, 19, 7, <text:span text:style-name="T16">11</text:span>, 38}, <text:span text:style-name="T9">tam = 6;</text:span></text:p>
      <text:p text:style-name="P12"/>
      <table:table table:name="Tabela3" table:style-name="Tabela3">
        <table:table-column table:style-name="Tabela3.A"/>
        <table:table-column table:style-name="Tabela3.B" table:number-columns-repeated="6"/>
        <table:table-row>
          <table:table-cell table:style-name="Tabela3.A1" office:value-type="string">
            <text:p text:style-name="P19">posições(tam)</text:p>
          </table:table-cell>
          <table:table-cell table:style-name="Tabela3.A1" office:value-type="string">
            <text:p text:style-name="P24">0</text:p>
          </table:table-cell>
          <table:table-cell table:style-name="Tabela3.A1" office:value-type="string">
            <text:p text:style-name="P24">1</text:p>
          </table:table-cell>
          <table:table-cell table:style-name="Tabela3.A1" office:value-type="string">
            <text:p text:style-name="P24">2</text:p>
          </table:table-cell>
          <table:table-cell table:style-name="Tabela3.A1" office:value-type="string">
            <text:p text:style-name="P24">3</text:p>
          </table:table-cell>
          <table:table-cell table:style-name="Tabela3.A1" office:value-type="string">
            <text:p text:style-name="P24">4</text:p>
          </table:table-cell>
          <table:table-cell table:style-name="Tabela3.G1" office:value-type="string">
            <text:p text:style-name="P24">5</text:p>
          </table:table-cell>
        </table:table-row>
        <table:table-row>
          <table:table-cell table:style-name="Tabela3.A2" office:value-type="string">
            <text:p text:style-name="P19">Valores v[6]</text:p>
          </table:table-cell>
          <table:table-cell table:style-name="Tabela3.B2" office:value-type="string">
            <text:p text:style-name="P24">10</text:p>
          </table:table-cell>
          <table:table-cell table:style-name="Tabela3.C2" office:value-type="string">
            <text:p text:style-name="P24">3</text:p>
          </table:table-cell>
          <table:table-cell table:style-name="Tabela3.D2" office:value-type="string">
            <text:p text:style-name="P24">19</text:p>
          </table:table-cell>
          <table:table-cell table:style-name="Tabela3.E2" office:value-type="string">
            <text:p text:style-name="P24">7</text:p>
          </table:table-cell>
          <table:table-cell table:style-name="Tabela3.F2" office:value-type="string">
            <text:p text:style-name="P62">11</text:p>
          </table:table-cell>
          <table:table-cell table:style-name="Tabela3.G2" office:value-type="string">
            <text:p text:style-name="P24">3<text:span text:style-name="T17">8</text:span></text:p>
          </table:table-cell>
        </table:table-row>
      </table:table>
      <text:p text:style-name="P27"/>
      <text:p text:style-name="P39">mid = tam / 2</text:p>
      <text:p text:style-name="P40">mid == 3</text:p>
      <text:p text:style-name="P36">i = mid</text:p>
      <text:p text:style-name="P36">aux = vet[i]</text:p>
      <text:p text:style-name="P36">aux == 7</text:p>
      <text:p text:style-name="P36">j = i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36"/>
      <text:p text:style-name="P36"/>
      <text:p text:style-name="P27"><text:tab/><text:tab/><text:tab/><text:tab/> <text:s text:c="3"/><text:span text:style-name="T10">vet[j-mid]<text:tab/><text:tab/><text:tab/><text:tab/><text:tab/><text:tab/><text:tab/> <text:s/>aux</text:span></text:p>
      <table:table table:name="Tabela4" table:style-name="Tabela4">
        <table:table-column table:style-name="Tabela4.A"/>
        <table:table-column table:style-name="Tabela4.B" table:number-columns-repeated="6"/>
        <table:table-row>
          <table:table-cell table:style-name="Tabela4.A1" office:value-type="string">
            <text:p text:style-name="P20">posições(tam)</text:p>
          </table:table-cell>
          <table:table-cell table:style-name="Tabela4.A1" office:value-type="string">
            <text:p text:style-name="P25">0</text:p>
          </table:table-cell>
          <table:table-cell table:style-name="Tabela4.A1" office:value-type="string">
            <text:p text:style-name="P25">1</text:p>
          </table:table-cell>
          <table:table-cell table:style-name="Tabela4.A1" office:value-type="string">
            <text:p text:style-name="P25">2</text:p>
          </table:table-cell>
          <table:table-cell table:style-name="Tabela4.A1" office:value-type="string">
            <text:p text:style-name="P25">3</text:p>
          </table:table-cell>
          <table:table-cell table:style-name="Tabela4.A1" office:value-type="string">
            <text:p text:style-name="P25">4</text:p>
          </table:table-cell>
          <table:table-cell table:style-name="Tabela4.G1" office:value-type="string">
            <text:p text:style-name="P25">5</text:p>
          </table:table-cell>
        </table:table-row>
        <table:table-row>
          <table:table-cell table:style-name="Tabela4.A2" office:value-type="string">
            <text:p text:style-name="P20">Valores v[6]</text:p>
          </table:table-cell>
          <table:table-cell table:style-name="Tabela4.A2" office:value-type="string">
            <text:p text:style-name="P25">10</text:p>
          </table:table-cell>
          <table:table-cell table:style-name="Tabela4.A2" office:value-type="string">
            <text:p text:style-name="P25">3</text:p>
          </table:table-cell>
          <table:table-cell table:style-name="Tabela4.A2" office:value-type="string">
            <text:p text:style-name="P25">19</text:p>
          </table:table-cell>
          <table:table-cell table:style-name="Tabela4.A2" office:value-type="string">
            <text:p text:style-name="P25">7</text:p>
          </table:table-cell>
          <table:table-cell table:style-name="Tabela4.A2" office:value-type="string">
            <text:p text:style-name="P62">11</text:p>
          </table:table-cell>
          <table:table-cell table:style-name="Tabela4.G2" office:value-type="string">
            <text:p text:style-name="P25">38</text:p>
          </table:table-cell>
        </table:table-row>
      </table:table>
      <text:p text:style-name="P34"><draw:polyline text:anchor-type="paragraph" draw:z-index="0" draw:name="Forma1" draw:style-name="gr1" draw:text-style-name="P63" svg:width="6.9cm" svg:height="2.734cm" draw:transform="rotate (-0.238062909972026) translate (4.71852477296663cm -1.29284516622294cm)" svg:viewBox="0 0 6901 2735" draw:points="0,1526 293,2735 6901,1131 6627,0"><text:p/></draw:polyline><draw:polyline text:anchor-type="paragraph" draw:z-index="1" draw:name="Forma1" draw:style-name="gr2" draw:text-style-name="P63" svg:width="7.334cm" svg:height="4.173cm" draw:transform="rotate (-0.238062909972027) translate (9.28737053709083cm -1.36707285512882cm)" svg:viewBox="0 0 7335 4174" draw:points="0,1603 624,4174 7335,2545 6717,0"><text:p/></draw:polyline><draw:polyline text:anchor-type="paragraph" draw:z-index="2" draw:name="Forma1" draw:style-name="gr3" draw:text-style-name="P63" svg:width="7.204cm" svg:height="3.646cm" draw:transform="rotate (-0.238062909972026) translate (7.03767904446613cm -1.47308410025208cm)" svg:viewBox="0 0 7205 3647" draw:points="0,1712 442,3647 7205,2006 6718,0"><text:p/></draw:polyline></text:p>
      <text:p text:style-name="P34"/>
      <text:p text:style-name="P34"/>
      <text:p text:style-name="P34"/>
      <text:p text:style-name="P34"/>
      <text:p text:style-name="P34"><draw:frame text:anchor-type="paragraph" draw:z-index="10" draw:name="Forma3" draw:style-name="gr6" draw:text-style-name="P67" svg:width="3.361cm" svg:height="0.976cm" svg:x="7.11cm" svg:y="0.423cm"><draw:text-box><text:p text:style-name="P66"><text:span text:style-name="T19">Comparações</text:span></text:p></draw:text-box></draw:frame></text:p>
      <text:p text:style-name="P28"/>
      <text:p text:style-name="P28"><draw:frame text:anchor-type="paragraph" draw:z-index="9" draw:name="Forma2" draw:style-name="gr5" draw:text-style-name="P65" svg:width="17.093cm" svg:height="11.2cm" svg:x="-0.404cm" svg:y="0.169cm"><draw:text-box><text:p><text:span text:style-name="T3">1º teste</text:span></text:p><text:p><text:span text:style-name="T1">Aux &lt; vet[j-mid]</text:span></text:p><text:p><text:span text:style-name="T3">Ou</text:span></text:p><text:p><text:span text:style-name="T1">7 &lt; 10 </text:span><text:span text:style-name="T3">(Como 7 é menor que 10 então entra no laço)</text:span></text:p><text:p><text:span text:style-name="T3">Então</text:span><text:span text:style-name="T1"> </text:span></text:p><text:p><text:span text:style-name="T1">vet[j] = vet[j-mid]</text:span></text:p><text:p><text:span text:style-name="T3">Ou</text:span></text:p><text:p><text:span text:style-name="T1">vet[3] = vet[0] </text:span><text:span text:style-name="T3">(realiza a troca rtrazendo o valor da posição 0, valor 10, para a posição 3</text:span></text:p><text:p><text:span text:style-name="T3">Ou</text:span></text:p><text:p><text:span text:style-name="T1">Vet[3] = 10</text:span></text:p><text:p><text:span text:style-name="T1">j = j – mid </text:span></text:p><text:p><text:span text:style-name="T3">Ou</text:span></text:p><text:p><text:span text:style-name="T1">J = 3 – 3 == 0 </text:span><text:span text:style-name="T3">(subtrai mid de j fazendo ele receber o valor 0 fazendo sair do laço)</text:span></text:p><text:p><text:span text:style-name="T1">vet[j] = aux</text:span></text:p><text:p><text:span text:style-name="T3">Ou</text:span></text:p><text:p><text:span text:style-name="T1">Vet[0] = 7 </text:span><text:span text:style-name="T3">(vetor na posição inicial recebe o valor antes armazenado em aux, 7)</text:span></text:p><text:p><text:span text:style-name="T1">i++</text:span></text:p><text:p><text:span text:style-name="T3">Ou</text:span></text:p><text:p><text:span text:style-name="T1">I == 4 </text:span><text:span text:style-name="T3">(próxima posição do vetor onde fará uma nova comparação)</text:span></text:p></draw:text-box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8"/>
      <text:p text:style-name="P37"/>
      <text:p text:style-name="P37"/>
      <text:p text:style-name="P37">aux = vet[i]</text:p>
      <text:p text:style-name="P37">aux == <text:span text:style-name="T16">11</text:span></text:p>
      <text:p text:style-name="P37">j = i</text:p>
      <text:p text:style-name="P37"/>
      <text:p text:style-name="P29"><text:span text:style-name="T10"><text:s text:c="9"/>vet[j-mid]<text:tab/><text:tab/><text:tab/><text:tab/><text:tab/><text:tab/><text:tab/> <text:s/>aux</text:span></text:p>
      <table:table table:name="Tabela5" table:style-name="Tabela5">
        <table:table-column table:style-name="Tabela5.A"/>
        <table:table-column table:style-name="Tabela5.B" table:number-columns-repeated="6"/>
        <table:table-row>
          <table:table-cell table:style-name="Tabela5.A1" office:value-type="string">
            <text:p text:style-name="P50">posições(tam)</text:p>
          </table:table-cell>
          <table:table-cell table:style-name="Tabela5.A1" office:value-type="string">
            <text:p text:style-name="P53">0</text:p>
          </table:table-cell>
          <table:table-cell table:style-name="Tabela5.A1" office:value-type="string">
            <text:p text:style-name="P53">1</text:p>
          </table:table-cell>
          <table:table-cell table:style-name="Tabela5.A1" office:value-type="string">
            <text:p text:style-name="P53">2</text:p>
          </table:table-cell>
          <table:table-cell table:style-name="Tabela5.A1" office:value-type="string">
            <text:p text:style-name="P53">3</text:p>
          </table:table-cell>
          <table:table-cell table:style-name="Tabela5.A1" office:value-type="string">
            <text:p text:style-name="P53">4</text:p>
          </table:table-cell>
          <table:table-cell table:style-name="Tabela5.G1" office:value-type="string">
            <text:p text:style-name="P53">5</text:p>
          </table:table-cell>
        </table:table-row>
        <table:table-row>
          <table:table-cell table:style-name="Tabela5.A2" office:value-type="string">
            <text:p text:style-name="P50">Valores v[6]</text:p>
          </table:table-cell>
          <table:table-cell table:style-name="Tabela5.A2" office:value-type="string">
            <text:p text:style-name="P57">7</text:p>
          </table:table-cell>
          <table:table-cell table:style-name="Tabela5.A2" office:value-type="string">
            <text:p text:style-name="P53">3</text:p>
          </table:table-cell>
          <table:table-cell table:style-name="Tabela5.A2" office:value-type="string">
            <text:p text:style-name="P53">19</text:p>
          </table:table-cell>
          <table:table-cell table:style-name="Tabela5.A2" office:value-type="string">
            <text:p text:style-name="P57">10</text:p>
          </table:table-cell>
          <table:table-cell table:style-name="Tabela5.A2" office:value-type="string">
            <text:p text:style-name="P62">11</text:p>
          </table:table-cell>
          <table:table-cell table:style-name="Tabela5.G2" office:value-type="string">
            <text:p text:style-name="P53">38</text:p>
          </table:table-cell>
        </table:table-row>
      </table:table>
      <text:p text:style-name="P46"><draw:polyline text:anchor-type="paragraph" draw:z-index="3" draw:name="Forma1" draw:style-name="gr3" draw:text-style-name="P63" svg:width="6.9cm" svg:height="2.734cm" draw:transform="rotate (-0.238062909972027) translate (4.71852477296663cm -1.29284516622297cm)" svg:viewBox="0 0 6901 2735" draw:points="0,1526 293,2735 6901,1131 6627,0"><text:p/></draw:polyline><draw:polyline text:anchor-type="paragraph" draw:z-index="4" draw:name="Forma1" draw:style-name="gr2" draw:text-style-name="P63" svg:width="7.334cm" svg:height="4.173cm" draw:transform="rotate (-0.238062909972027) translate (9.28737053709083cm -1.36707285512882cm)" svg:viewBox="0 0 7335 4174" draw:points="0,1603 624,4174 7335,2545 6717,0"><text:p/></draw:polyline><draw:polyline text:anchor-type="paragraph" draw:z-index="5" draw:name="Forma1" draw:style-name="gr1" draw:text-style-name="P63" svg:width="7.204cm" svg:height="3.646cm" draw:transform="rotate (-0.238062909972026) translate (7.03767904446613cm -1.47308410025208cm)" svg:viewBox="0 0 7205 3647" draw:points="0,1712 442,3647 7205,2006 6718,0"><text:p/></draw:polyline></text:p>
      <text:p text:style-name="P46"/>
      <text:p text:style-name="P46"/>
      <text:p text:style-name="P46"/>
      <text:p text:style-name="P46"/>
      <text:p text:style-name="P46"/>
      <text:p text:style-name="P28"/>
      <text:p text:style-name="P28"/>
      <text:p text:style-name="P28"/>
      <text:p text:style-name="P28"><draw:frame text:anchor-type="paragraph" draw:z-index="11" draw:name="Forma2" draw:style-name="gr7" draw:text-style-name="P65" svg:width="17.093cm" svg:height="7.42cm" svg:x="-0.404cm" svg:y="0.028cm"><draw:text-box><text:p><text:span text:style-name="T3">2º teste</text:span></text:p><text:p><text:span text:style-name="T1">Aux &lt; vet[j-mid]</text:span></text:p><text:p><text:span text:style-name="T3">Ou</text:span></text:p><text:p><text:span text:style-name="T1">11 &lt; 3 </text:span><text:span text:style-name="T3">(Como 11 NÃO é menor que 3 então não entra no laço e não precisará fazer a troca)</text:span></text:p><text:p><text:span text:style-name="T1"/></text:p><text:p><text:span text:style-name="T1">vet[j] = aux</text:span></text:p><text:p><text:span text:style-name="T3">Ou</text:span></text:p><text:p><text:span text:style-name="T1">Vet[4] = 11 </text:span><text:span text:style-name="T3">(vetor na posição 4 recebe o valor antes armazenado em aux, 11)</text:span></text:p><text:p><text:span text:style-name="T1">i++</text:span></text:p><text:p><text:span text:style-name="T3">Ou</text:span></text:p><text:p><text:span text:style-name="T1">I == 5 </text:span><text:span text:style-name="T3">(próxima posição do vetor onde fará uma nova comparação)</text:span></text:p></draw:text-box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8"/>
      <text:p text:style-name="P38">aux = vet[i]</text:p>
      <text:p text:style-name="P38">aux == <text:span text:style-name="T11">38</text:span></text:p>
      <text:p text:style-name="P38">j = i</text:p>
      <text:p text:style-name="P38"/>
      <text:p text:style-name="P30"><text:span text:style-name="T10"><text:s text:c="27"/>vet[j-mid]<text:tab/><text:tab/><text:tab/><text:tab/><text:tab/><text:tab/><text:tab/> <text:s/>aux</text:span></text:p>
      <table:table table:name="Tabela6" table:style-name="Tabela6">
        <table:table-column table:style-name="Tabela6.A"/>
        <table:table-column table:style-name="Tabela6.B" table:number-columns-repeated="6"/>
        <table:table-row>
          <table:table-cell table:style-name="Tabela6.A1" office:value-type="string">
            <text:p text:style-name="P50">posições(tam)</text:p>
          </table:table-cell>
          <table:table-cell table:style-name="Tabela6.A1" office:value-type="string">
            <text:p text:style-name="P53">0</text:p>
          </table:table-cell>
          <table:table-cell table:style-name="Tabela6.A1" office:value-type="string">
            <text:p text:style-name="P53">1</text:p>
          </table:table-cell>
          <table:table-cell table:style-name="Tabela6.A1" office:value-type="string">
            <text:p text:style-name="P53">2</text:p>
          </table:table-cell>
          <table:table-cell table:style-name="Tabela6.A1" office:value-type="string">
            <text:p text:style-name="P53">3</text:p>
          </table:table-cell>
          <table:table-cell table:style-name="Tabela6.A1" office:value-type="string">
            <text:p text:style-name="P53">4</text:p>
          </table:table-cell>
          <table:table-cell table:style-name="Tabela6.G1" office:value-type="string">
            <text:p text:style-name="P53">5</text:p>
          </table:table-cell>
        </table:table-row>
        <table:table-row>
          <table:table-cell table:style-name="Tabela6.A2" office:value-type="string">
            <text:p text:style-name="P50">Valores v[6]</text:p>
          </table:table-cell>
          <table:table-cell table:style-name="Tabela6.A2" office:value-type="string">
            <text:p text:style-name="P58">7</text:p>
          </table:table-cell>
          <table:table-cell table:style-name="Tabela6.A2" office:value-type="string">
            <text:p text:style-name="P53">3</text:p>
          </table:table-cell>
          <table:table-cell table:style-name="Tabela6.A2" office:value-type="string">
            <text:p text:style-name="P53">19</text:p>
          </table:table-cell>
          <table:table-cell table:style-name="Tabela6.A2" office:value-type="string">
            <text:p text:style-name="P58">10</text:p>
          </table:table-cell>
          <table:table-cell table:style-name="Tabela6.A2" office:value-type="string">
            <text:p text:style-name="P62">11</text:p>
          </table:table-cell>
          <table:table-cell table:style-name="Tabela6.G2" office:value-type="string">
            <text:p text:style-name="P53">38</text:p>
          </table:table-cell>
        </table:table-row>
      </table:table>
      <text:p text:style-name="P46"><draw:polyline text:anchor-type="paragraph" draw:z-index="6" draw:name="Forma1" draw:style-name="gr3" draw:text-style-name="P63" svg:width="6.9cm" svg:height="2.734cm" draw:transform="rotate (-0.238062909972026) translate (4.71852477296662cm -1.29284516622294cm)" svg:viewBox="0 0 6901 2735" draw:points="0,1526 293,2735 6901,1131 6627,0"><text:p/></draw:polyline><draw:polyline text:anchor-type="paragraph" draw:z-index="7" draw:name="Forma1" draw:style-name="gr1" draw:text-style-name="P63" svg:width="7.334cm" svg:height="4.173cm" draw:transform="rotate (-0.238062909972026) translate (9.28737053709082cm -1.36707285512882cm)" svg:viewBox="0 0 7335 4174" draw:points="0,1603 624,4174 7335,2545 6717,0"><text:p/></draw:polyline><draw:polyline text:anchor-type="paragraph" draw:z-index="8" draw:name="Forma1" draw:style-name="gr4" draw:text-style-name="P64" svg:width="7.204cm" svg:height="3.646cm" draw:transform="rotate (-0.238062909972026) translate (7.03767904446612cm -1.47308410025205cm)" svg:viewBox="0 0 7205 3647" draw:points="0,1712 442,3647 7205,2006 6718,0"><text:p/></draw:polyline></text:p>
      <text:p text:style-name="P46"/>
      <text:p text:style-name="P46"/>
      <text:p text:style-name="P46"/>
      <text:p text:style-name="P46"/>
      <text:p text:style-name="P46"/>
      <text:p text:style-name="P46"><draw:frame text:anchor-type="paragraph" draw:z-index="12" draw:name="Forma2" draw:style-name="gr7" draw:text-style-name="P65" svg:width="17.093cm" svg:height="7.42cm" svg:x="-0.404cm" svg:y="0.028cm"><draw:text-box><text:p><text:span text:style-name="T3">3º teste</text:span></text:p><text:p><text:span text:style-name="T1">Aux &lt; vet[j-mid]</text:span></text:p><text:p><text:span text:style-name="T3">Ou</text:span></text:p><text:p><text:span text:style-name="T1">38 &lt; 19 </text:span><text:span text:style-name="T3">(Como 38 NÃO é menor que 19 então não entra no laço e não precisará fazer a troca)</text:span></text:p><text:p><text:span text:style-name="T1"/></text:p><text:p><text:span text:style-name="T1">vet[j] = aux</text:span></text:p><text:p><text:span text:style-name="T3">Ou</text:span></text:p><text:p><text:span text:style-name="T1">Vet[5] = 38 </text:span><text:span text:style-name="T3">(vetor na posição 4 recebe o valor antes armazenado em aux, 38)</text:span></text:p><text:p><text:span text:style-name="T1">i++</text:span></text:p><text:p><text:span text:style-name="T3">Ou</text:span></text:p><text:p><text:span text:style-name="T1">i == 6 </text:span><text:span text:style-name="T3">(como i agora é igual a tam, sai do segundo laço)</text:span></text:p></draw:text-box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4"><text:soft-page-break/>mid = tam / 2</text:p>
      <text:p text:style-name="P45">mid == <text:span text:style-name="T18">1</text:span></text:p>
      <text:p text:style-name="P32"><text:span text:style-name="T10"><text:tab/><text:tab/><text:tab/><text:tab/></text:span></text:p>
      <table:table table:name="Tabela7" table:style-name="Tabela7">
        <table:table-column table:style-name="Tabela7.A"/>
        <table:table-column table:style-name="Tabela7.B" table:number-columns-repeated="6"/>
        <table:table-row>
          <table:table-cell table:style-name="Tabela7.A1" office:value-type="string">
            <text:p text:style-name="P51">posições(tam)</text:p>
          </table:table-cell>
          <table:table-cell table:style-name="Tabela7.A1" office:value-type="string">
            <text:p text:style-name="P54">0</text:p>
          </table:table-cell>
          <table:table-cell table:style-name="Tabela7.A1" office:value-type="string">
            <text:p text:style-name="P54">1</text:p>
          </table:table-cell>
          <table:table-cell table:style-name="Tabela7.A1" office:value-type="string">
            <text:p text:style-name="P54">2</text:p>
          </table:table-cell>
          <table:table-cell table:style-name="Tabela7.A1" office:value-type="string">
            <text:p text:style-name="P54">3</text:p>
          </table:table-cell>
          <table:table-cell table:style-name="Tabela7.A1" office:value-type="string">
            <text:p text:style-name="P54">4</text:p>
          </table:table-cell>
          <table:table-cell table:style-name="Tabela7.G1" office:value-type="string">
            <text:p text:style-name="P54">5</text:p>
          </table:table-cell>
        </table:table-row>
        <table:table-row>
          <table:table-cell table:style-name="Tabela7.A2" office:value-type="string">
            <text:p text:style-name="P51">Valores v[6]</text:p>
          </table:table-cell>
          <table:table-cell table:style-name="Tabela7.B2" office:value-type="string">
            <text:p text:style-name="P59">7</text:p>
          </table:table-cell>
          <table:table-cell table:style-name="Tabela7.B2" office:value-type="string">
            <text:p text:style-name="P55">3</text:p>
          </table:table-cell>
          <table:table-cell table:style-name="Tabela7.A2" office:value-type="string">
            <text:p text:style-name="P54">19</text:p>
          </table:table-cell>
          <table:table-cell table:style-name="Tabela7.A2" office:value-type="string">
            <text:p text:style-name="P58">10</text:p>
          </table:table-cell>
          <table:table-cell table:style-name="Tabela7.A2" office:value-type="string">
            <text:p text:style-name="P62">11</text:p>
          </table:table-cell>
          <table:table-cell table:style-name="Tabela7.G2" office:value-type="string">
            <text:p text:style-name="P54">38</text:p>
          </table:table-cell>
        </table:table-row>
      </table:table>
      <text:p text:style-name="P47"><draw:polyline text:anchor-type="paragraph" draw:z-index="13" draw:name="Forma1" draw:style-name="gr3" draw:text-style-name="P63" svg:width="4.715cm" svg:height="2.281cm" draw:transform="rotate (-0.238062909972026) translate (4.61164748113592cm -0.852412974631413cm)" svg:viewBox="0 0 4716 2282" draw:points="0,1073 293,2282 4716,1208 4422,0"><text:p/></draw:polyline><draw:polyline text:anchor-type="paragraph" draw:z-index="14" draw:name="Forma1" draw:style-name="gr4" draw:text-style-name="P64" svg:width="4.998cm" svg:height="2.433cm" draw:transform="rotate (-0.238062909972026) translate (9.22331471366016cm -0.994071745624837cm)" svg:viewBox="0 0 4999 2434" draw:points="0,1219 268,2434 4999,1286 4687,0"><text:p/></draw:polyline><draw:polyline text:anchor-type="paragraph" draw:z-index="15" draw:name="Forma1" draw:style-name="gr3" draw:text-style-name="P63" svg:width="4.715cm" svg:height="2.281cm" draw:transform="rotate (-0.238062909972026) translate (6.88706414780259cm -0.852412974631413cm)" svg:viewBox="0 0 4716 2282" draw:points="0,1073 293,2282 4716,1208 4422,0"><text:p/></draw:polyline><draw:polyline text:anchor-type="paragraph" draw:z-index="16" draw:name="Forma1" draw:style-name="gr3" draw:text-style-name="P63" svg:width="4.715cm" svg:height="2.281cm" draw:transform="rotate (-0.238062909972026) translate (11.4378974811359cm -0.852412974631413cm)" svg:viewBox="0 0 4716 2282" draw:points="0,1073 293,2282 4716,1208 4422,0"><text:p/></draw:polyline></text:p>
      <text:p text:style-name="P42"/>
      <text:p text:style-name="P33"><text:span text:style-name="T10"><text:tab/><text:tab/><text:tab/><text:tab/></text:span></text:p>
      <table:table table:name="Tabela8" table:style-name="Tabela8">
        <table:table-column table:style-name="Tabela8.A"/>
        <table:table-column table:style-name="Tabela8.B" table:number-columns-repeated="6"/>
        <table:table-row>
          <table:table-cell table:style-name="Tabela8.A1" office:value-type="string">
            <text:p text:style-name="P52">posições(tam)</text:p>
          </table:table-cell>
          <table:table-cell table:style-name="Tabela8.A1" office:value-type="string">
            <text:p text:style-name="P56">0</text:p>
          </table:table-cell>
          <table:table-cell table:style-name="Tabela8.A1" office:value-type="string">
            <text:p text:style-name="P56">1</text:p>
          </table:table-cell>
          <table:table-cell table:style-name="Tabela8.A1" office:value-type="string">
            <text:p text:style-name="P56">2</text:p>
          </table:table-cell>
          <table:table-cell table:style-name="Tabela8.A1" office:value-type="string">
            <text:p text:style-name="P56">3</text:p>
          </table:table-cell>
          <table:table-cell table:style-name="Tabela8.A1" office:value-type="string">
            <text:p text:style-name="P56">4</text:p>
          </table:table-cell>
          <table:table-cell table:style-name="Tabela8.G1" office:value-type="string">
            <text:p text:style-name="P56">5</text:p>
          </table:table-cell>
        </table:table-row>
        <table:table-row>
          <table:table-cell table:style-name="Tabela8.A2" office:value-type="string">
            <text:p text:style-name="P52">Valores v[6]</text:p>
          </table:table-cell>
          <table:table-cell table:style-name="Tabela8.A2" office:value-type="string">
            <text:p text:style-name="P61">3</text:p>
          </table:table-cell>
          <table:table-cell table:style-name="Tabela8.C2" office:value-type="string">
            <text:p text:style-name="P61">7</text:p>
          </table:table-cell>
          <table:table-cell table:style-name="Tabela8.C2" office:value-type="string">
            <text:p text:style-name="P56">19</text:p>
          </table:table-cell>
          <table:table-cell table:style-name="Tabela8.A2" office:value-type="string">
            <text:p text:style-name="P60">10</text:p>
          </table:table-cell>
          <table:table-cell table:style-name="Tabela8.A2" office:value-type="string">
            <text:p text:style-name="P62">11</text:p>
          </table:table-cell>
          <table:table-cell table:style-name="Tabela8.G2" office:value-type="string">
            <text:p text:style-name="P56">38</text:p>
          </table:table-cell>
        </table:table-row>
      </table:table>
      <text:p text:style-name="P48"><draw:polyline text:anchor-type="paragraph" draw:z-index="17" draw:name="Forma1" draw:style-name="gr3" draw:text-style-name="P63" svg:width="4.715cm" svg:height="2.281cm" draw:transform="rotate (-0.238062909972026) translate (4.61164748113592cm -0.852412974631413cm)" svg:viewBox="0 0 4716 2282" draw:points="0,1073 293,2282 4716,1208 4422,0"><text:p/></draw:polyline><draw:polyline text:anchor-type="paragraph" draw:z-index="18" draw:name="Forma1" draw:style-name="gr4" draw:text-style-name="P64" svg:width="4.998cm" svg:height="2.433cm" draw:transform="rotate (-0.238062909972026) translate (9.22331471366016cm -0.994071745624862cm)" svg:viewBox="0 0 4999 2434" draw:points="0,1219 268,2434 4999,1286 4687,0"><text:p/></draw:polyline><draw:polyline text:anchor-type="paragraph" draw:z-index="19" draw:name="Forma1" draw:style-name="gr3" draw:text-style-name="P63" svg:width="4.715cm" svg:height="2.281cm" draw:transform="rotate (-0.238062909972026) translate (6.8870641478026cm -0.852412974631413cm)" svg:viewBox="0 0 4716 2282" draw:points="0,1073 293,2282 4716,1208 4422,0"><text:p/></draw:polyline><draw:polyline text:anchor-type="paragraph" draw:z-index="20" draw:name="Forma1" draw:style-name="gr3" draw:text-style-name="P63" svg:width="4.715cm" svg:height="2.281cm" draw:transform="rotate (-0.238062909972026) translate (11.4378974811359cm -0.852412974631413cm)" svg:viewBox="0 0 4716 2282" draw:points="0,1073 293,2282 4716,1208 4422,0"><text:p/></draw:polyline></text:p>
      <text:p text:style-name="P48"/>
      <text:p text:style-name="P48"/>
      <text:p text:style-name="P48"/>
      <text:p text:style-name="P31"><text:span text:style-name="T10"/></text:p>
      <table:table table:name="Tabela9" table:style-name="Tabela9">
        <table:table-column table:style-name="Tabela9.A"/>
        <table:table-column table:style-name="Tabela9.B" table:number-columns-repeated="6"/>
        <table:table-row>
          <table:table-cell table:style-name="Tabela9.A1" office:value-type="string">
            <text:p text:style-name="P52">posições(tam)</text:p>
          </table:table-cell>
          <table:table-cell table:style-name="Tabela9.A1" office:value-type="string">
            <text:p text:style-name="P56">0</text:p>
          </table:table-cell>
          <table:table-cell table:style-name="Tabela9.A1" office:value-type="string">
            <text:p text:style-name="P56">1</text:p>
          </table:table-cell>
          <table:table-cell table:style-name="Tabela9.A1" office:value-type="string">
            <text:p text:style-name="P56">2</text:p>
          </table:table-cell>
          <table:table-cell table:style-name="Tabela9.A1" office:value-type="string">
            <text:p text:style-name="P56">3</text:p>
          </table:table-cell>
          <table:table-cell table:style-name="Tabela9.A1" office:value-type="string">
            <text:p text:style-name="P56">4</text:p>
          </table:table-cell>
          <table:table-cell table:style-name="Tabela9.G1" office:value-type="string">
            <text:p text:style-name="P56">5</text:p>
          </table:table-cell>
        </table:table-row>
        <table:table-row>
          <table:table-cell table:style-name="Tabela9.A2" office:value-type="string">
            <text:p text:style-name="P52">Valores v[6]</text:p>
          </table:table-cell>
          <table:table-cell table:style-name="Tabela9.A2" office:value-type="string">
            <text:p text:style-name="P61">3</text:p>
          </table:table-cell>
          <table:table-cell table:style-name="Tabela9.A2" office:value-type="string">
            <text:p text:style-name="P61">7</text:p>
          </table:table-cell>
          <table:table-cell table:style-name="Tabela9.D2" office:value-type="string">
            <text:p text:style-name="P56">19</text:p>
          </table:table-cell>
          <table:table-cell table:style-name="Tabela9.D2" office:value-type="string">
            <text:p text:style-name="P60">10</text:p>
          </table:table-cell>
          <table:table-cell table:style-name="Tabela9.A2" office:value-type="string">
            <text:p text:style-name="P62">11</text:p>
          </table:table-cell>
          <table:table-cell table:style-name="Tabela9.G2" office:value-type="string">
            <text:p text:style-name="P56">38</text:p>
          </table:table-cell>
        </table:table-row>
      </table:table>
      <text:p text:style-name="P48"><draw:polyline text:anchor-type="paragraph" draw:z-index="21" draw:name="Forma1" draw:style-name="gr3" draw:text-style-name="P63" svg:width="4.715cm" svg:height="2.281cm" draw:transform="rotate (-0.238062909972027) translate (4.61164748113592cm -0.852412974631439cm)" svg:viewBox="0 0 4716 2282" draw:points="0,1073 293,2282 4716,1208 4422,0"><text:p/></draw:polyline><draw:polyline text:anchor-type="paragraph" draw:z-index="22" draw:name="Forma1" draw:style-name="gr4" draw:text-style-name="P64" svg:width="4.998cm" svg:height="2.433cm" draw:transform="rotate (-0.238062909972026) translate (9.22331471366014cm -0.994071745624862cm)" svg:viewBox="0 0 4999 2434" draw:points="0,1219 268,2434 4999,1286 4687,0"><text:p/></draw:polyline><draw:polyline text:anchor-type="paragraph" draw:z-index="23" draw:name="Forma1" draw:style-name="gr3" draw:text-style-name="P63" svg:width="4.715cm" svg:height="2.281cm" draw:transform="rotate (-0.238062909972026) translate (6.8870641478026cm -0.852412974631439cm)" svg:viewBox="0 0 4716 2282" draw:points="0,1073 293,2282 4716,1208 4422,0"><text:p/></draw:polyline><draw:polyline text:anchor-type="paragraph" draw:z-index="24" draw:name="Forma1" draw:style-name="gr3" draw:text-style-name="P63" svg:width="4.715cm" svg:height="2.281cm" draw:transform="rotate (-0.238062909972026) translate (11.4378974811359cm -0.852412974631413cm)" svg:viewBox="0 0 4716 2282" draw:points="0,1073 293,2282 4716,1208 4422,0"><text:p/></draw:polyline></text:p>
      <text:p text:style-name="P48"/>
      <text:p text:style-name="P48"/>
      <text:p text:style-name="P31"><text:span text:style-name="T10"/></text:p>
      <text:p text:style-name="P31"><text:span text:style-name="T10"/></text:p>
      <table:table table:name="Tabela10" table:style-name="Tabela10">
        <table:table-column table:style-name="Tabela10.A"/>
        <table:table-column table:style-name="Tabela10.B" table:number-columns-repeated="6"/>
        <table:table-row>
          <table:table-cell table:style-name="Tabela10.A1" office:value-type="string">
            <text:p text:style-name="P52">posições(tam)</text:p>
          </table:table-cell>
          <table:table-cell table:style-name="Tabela10.A1" office:value-type="string">
            <text:p text:style-name="P56">0</text:p>
          </table:table-cell>
          <table:table-cell table:style-name="Tabela10.A1" office:value-type="string">
            <text:p text:style-name="P56">1</text:p>
          </table:table-cell>
          <table:table-cell table:style-name="Tabela10.A1" office:value-type="string">
            <text:p text:style-name="P56">2</text:p>
          </table:table-cell>
          <table:table-cell table:style-name="Tabela10.A1" office:value-type="string">
            <text:p text:style-name="P56">3</text:p>
          </table:table-cell>
          <table:table-cell table:style-name="Tabela10.A1" office:value-type="string">
            <text:p text:style-name="P56">4</text:p>
          </table:table-cell>
          <table:table-cell table:style-name="Tabela10.G1" office:value-type="string">
            <text:p text:style-name="P56">5</text:p>
          </table:table-cell>
        </table:table-row>
        <table:table-row>
          <table:table-cell table:style-name="Tabela10.A2" office:value-type="string">
            <text:p text:style-name="P52">Valores v[6]</text:p>
          </table:table-cell>
          <table:table-cell table:style-name="Tabela10.A2" office:value-type="string">
            <text:p text:style-name="P61">3</text:p>
          </table:table-cell>
          <table:table-cell table:style-name="Tabela10.A2" office:value-type="string">
            <text:p text:style-name="P61">7</text:p>
          </table:table-cell>
          <table:table-cell table:style-name="Tabela10.A2" office:value-type="string">
            <text:p text:style-name="P61">10</text:p>
          </table:table-cell>
          <table:table-cell table:style-name="Tabela10.E2" office:value-type="string">
            <text:p text:style-name="P60">1<text:span text:style-name="T15">9</text:span></text:p>
          </table:table-cell>
          <table:table-cell table:style-name="Tabela10.E2" office:value-type="string">
            <text:p text:style-name="P62">11</text:p>
          </table:table-cell>
          <table:table-cell table:style-name="Tabela10.G2" office:value-type="string">
            <text:p text:style-name="P56">38</text:p>
          </table:table-cell>
        </table:table-row>
      </table:table>
      <text:p text:style-name="P48"><draw:polyline text:anchor-type="paragraph" draw:z-index="25" draw:name="Forma1" draw:style-name="gr3" draw:text-style-name="P63" svg:width="4.715cm" svg:height="2.281cm" draw:transform="rotate (-0.238062909972027) translate (4.61164748113593cm -0.852412974631439cm)" svg:viewBox="0 0 4716 2282" draw:points="0,1073 293,2282 4716,1208 4422,0"><text:p/></draw:polyline><draw:polyline text:anchor-type="paragraph" draw:z-index="26" draw:name="Forma1" draw:style-name="gr4" draw:text-style-name="P64" svg:width="4.998cm" svg:height="2.433cm" draw:transform="rotate (-0.238062909972026) translate (9.22331471366014cm -0.994071745624862cm)" svg:viewBox="0 0 4999 2434" draw:points="0,1219 268,2434 4999,1286 4687,0"><text:p/></draw:polyline><draw:polyline text:anchor-type="paragraph" draw:z-index="27" draw:name="Forma1" draw:style-name="gr3" draw:text-style-name="P63" svg:width="4.715cm" svg:height="2.281cm" draw:transform="rotate (-0.238062909972026) translate (6.8870641478026cm -0.852412974631439cm)" svg:viewBox="0 0 4716 2282" draw:points="0,1073 293,2282 4716,1208 4422,0"><text:p/></draw:polyline><draw:polyline text:anchor-type="paragraph" draw:z-index="28" draw:name="Forma1" draw:style-name="gr3" draw:text-style-name="P63" svg:width="4.715cm" svg:height="2.281cm" draw:transform="rotate (-0.238062909972026) translate (11.4378974811359cm -0.852412974631439cm)" svg:viewBox="0 0 4716 2282" draw:points="0,1073 293,2282 4716,1208 4422,0"><text:p/></draw:polyline></text:p>
      <text:p text:style-name="P48"/>
      <text:p text:style-name="P48"/>
      <text:p text:style-name="P48"/>
      <text:p text:style-name="P33"><text:span text:style-name="T10"><text:tab/><text:tab/><text:tab/><text:tab/></text:span></text:p>
      <table:table table:name="Tabela11" table:style-name="Tabela11">
        <table:table-column table:style-name="Tabela11.A"/>
        <table:table-column table:style-name="Tabela11.B" table:number-columns-repeated="6"/>
        <table:table-row>
          <table:table-cell table:style-name="Tabela11.A1" office:value-type="string">
            <text:p text:style-name="P52">posições(tam)</text:p>
          </table:table-cell>
          <table:table-cell table:style-name="Tabela11.A1" office:value-type="string">
            <text:p text:style-name="P56">0</text:p>
          </table:table-cell>
          <table:table-cell table:style-name="Tabela11.A1" office:value-type="string">
            <text:p text:style-name="P56">1</text:p>
          </table:table-cell>
          <table:table-cell table:style-name="Tabela11.A1" office:value-type="string">
            <text:p text:style-name="P56">2</text:p>
          </table:table-cell>
          <table:table-cell table:style-name="Tabela11.A1" office:value-type="string">
            <text:p text:style-name="P56">3</text:p>
          </table:table-cell>
          <table:table-cell table:style-name="Tabela11.A1" office:value-type="string">
            <text:p text:style-name="P56">4</text:p>
          </table:table-cell>
          <table:table-cell table:style-name="Tabela11.G1" office:value-type="string">
            <text:p text:style-name="P56">5</text:p>
          </table:table-cell>
        </table:table-row>
        <table:table-row>
          <table:table-cell table:style-name="Tabela11.A2" office:value-type="string">
            <text:p text:style-name="P52">Valores v[6]</text:p>
          </table:table-cell>
          <table:table-cell table:style-name="Tabela11.A2" office:value-type="string">
            <text:p text:style-name="P61">3</text:p>
          </table:table-cell>
          <table:table-cell table:style-name="Tabela11.A2" office:value-type="string">
            <text:p text:style-name="P61">7</text:p>
          </table:table-cell>
          <table:table-cell table:style-name="Tabela11.A2" office:value-type="string">
            <text:p text:style-name="P61">10</text:p>
          </table:table-cell>
          <table:table-cell table:style-name="Tabela11.A2" office:value-type="string">
            <text:p text:style-name="P62">11</text:p>
          </table:table-cell>
          <table:table-cell table:style-name="Tabela11.F2" office:value-type="string">
            <text:p text:style-name="P56"><text:span text:style-name="T15">1</text:span>9</text:p>
          </table:table-cell>
          <table:table-cell table:style-name="Tabela11.G2" office:value-type="string">
            <text:p text:style-name="P56">38</text:p>
          </table:table-cell>
        </table:table-row>
      </table:table>
      <text:p text:style-name="P48"><draw:polyline text:anchor-type="paragraph" draw:z-index="29" draw:name="Forma1" draw:style-name="gr3" draw:text-style-name="P63" svg:width="4.715cm" svg:height="2.281cm" draw:transform="rotate (-0.238062909972026) translate (4.61164748113592cm -0.852412974631413cm)" svg:viewBox="0 0 4716 2282" draw:points="0,1073 293,2282 4716,1208 4422,0"><text:p/></draw:polyline><draw:polyline text:anchor-type="paragraph" draw:z-index="30" draw:name="Forma1" draw:style-name="gr4" draw:text-style-name="P64" svg:width="4.998cm" svg:height="2.433cm" draw:transform="rotate (-0.238062909972026) translate (9.22331471366016cm -0.994071745624862cm)" svg:viewBox="0 0 4999 2434" draw:points="0,1219 268,2434 4999,1286 4687,0"><text:p/></draw:polyline><draw:polyline text:anchor-type="paragraph" draw:z-index="31" draw:name="Forma1" draw:style-name="gr3" draw:text-style-name="P63" svg:width="4.715cm" svg:height="2.281cm" draw:transform="rotate (-0.238062909972026) translate (6.88706414780259cm -0.852412974631413cm)" svg:viewBox="0 0 4716 2282" draw:points="0,1073 293,2282 4716,1208 4422,0"><text:p/></draw:polyline><draw:polyline text:anchor-type="paragraph" draw:z-index="32" draw:name="Forma1" draw:style-name="gr3" draw:text-style-name="P63" svg:width="4.715cm" svg:height="2.281cm" draw:transform="rotate (-0.238062909972026) translate (11.4378974811359cm -0.852412974631413cm)" svg:viewBox="0 0 4716 2282" draw:points="0,1073 293,2282 4716,1208 4422,0"><text:p/></draw:polyline></text:p>
      <text:p text:style-name="P48"/>
      <text:p text:style-name="P41"/>
      <text:p text:style-name="P43">Vetor Organizado!!!</text:p>
      <text:p text:style-name="P49">Enquanto que com o mesmo vetor o método <text:span text:style-name="T7">Bubblesort</text:span> realiza <text:span text:style-name="T5">36</text:span> comparações, esse método realiza apenas <text:span text:style-name="T5">14</text:span> comparaçõ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Light1" svg:font-family="'Noto Sans CJK JP Light'" style:font-family-generic="swiss" style:font-pitch="variable"/>
    <style:font-face style:name="Noto Sans CJK JP Light" svg:font-family="'Noto Sans CJK JP Light'" style:font-adornments="Light" style:font-family-generic="swiss" style:font-pitch="variable"/>
    <style:font-face style:name="Noto Sans CJK KR Light1" svg:font-family="'Noto Sans CJK KR Light'" style:font-family-generic="swiss" style:font-pitch="variable"/>
    <style:font-face style:name="Noto Sans CJK KR Light" svg:font-family="'Noto Sans CJK KR Light'" style:font-adornments="Light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head_20_1" draw:display-name="Arrowhead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3T15:09:41.959389406</meta:creation-date>
    <dc:date>2018-03-23T18:12:54.596505308</dc:date>
    <meta:editing-duration>PT42M16S</meta:editing-duration>
    <meta:editing-cycles>10</meta:editing-cycles>
    <meta:generator>LibreOffice/5.1.6.2$Linux_X86_64 LibreOffice_project/10m0$Build-2</meta:generator>
    <meta:document-statistic meta:table-count="11" meta:image-count="0" meta:object-count="0" meta:page-count="7" meta:paragraph-count="222" meta:word-count="717" meta:character-count="3594" meta:non-whitespace-character-count="2831"/>
  </office:meta>
</office:document-meta>
</file>